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LocatorFactoryImpl.getRepositoryPath( String resourcePath , String wsp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vLocatorFactoryImpl.getResourcePath( String repositoryPath , String wsp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vLocatorFactoryImpl.DavLocatorFactoryImpl(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